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>
      <style:paragraph-properties fo:margin-top="0cm" fo:margin-bottom="0.499cm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ex-Ausdrücke:</text:p>
      <text:p text:style-name="Standard"/>
      <text:p text:style-name="Standard"/>
      <text:p text:style-name="Standard">Bison-Datei:</text:p>
      <text:p text:style-name="Standard">Wenn eine C-add-Funktion aufgerufen wird, werden aktuelle Daten wie die Zeilennummer, der Bezugsraum usw. implizit innerhalb zugewiesen.</text:p>
      <text:p text:style-name="Standard">Gespeichert werden für jedes hinzugefügte:</text:p>
      <text:list xml:id="list30628575" text:style-name="L1">
        <text:list-item>
          <text:p text:style-name="P1">Aktueller Dateipfad</text:p>
        </text:list-item>
        <text:list-item>
          <text:p text:style-name="P1">Aktuelle Zeilennummer</text:p>
        </text:list-item>
        <text:list-item>
          <text:p text:style-name="P1">Aktuelle Spaltennummer</text:p>
        </text:list-item>
        <text:list-item>
          <text:p text:style-name="P1">Aktueller Gültigkeitsbereich mit Typinformationen (Funktion, Klasse, Aufzählung usw.)</text:p>
        </text:list-item>
      </text:list>
      <text:p text:style-name="Standard"/>
      <text:p text:style-name="Standard">Anhand dieser Daten kann nach dem erfolgreichen Parsen ein weiterer Validierungsschritt stattfinden (Bezeichnersuche, Anforderungsüberprüfung/Reihenfolge) und im Fehlerfall eine Meldung mit allen Informationen ausgegeben werden.</text:p>
      <text:p text:style-name="Standard">Läuft dieser Schritt ebenfalls erfolgreich ab, wird kompiliert.</text:p>
      <text:p text:style-name="Standard">Bei der Kompilierung werden die Ausdrücke nicht ersetzt, sondern ein völlig neues Kartenskript nach bestimmten Regeln erstellt.</text:p>
      <text:p text:style-name="Standard"/>
      <text:p text:style-name="Standard">/* Datentypen für Ausdrücke */</text:p>
      <text:p text:style-name="Text_20_body">%union</text:p>
      <text:p text:style-name="Text_20_body">{</text:p>
      <text:p text:style-name="Text_20_body"><text:s text:c="2"/><text:tab/>char *ctype;</text:p>
      <text:p text:style-name="Text_20_body"><text:tab/>void *id;</text:p>
      <text:p text:style-name="Text_20_body">}</text:p>
      <text:p text:style-name="Text_20_body"/>
      <text:p text:style-name="Text_20_body">/* Multithreadingfähig, keine statischen Variablen */</text:p>
      <text:p text:style-name="P2">%pure_parser</text:p>
      <text:p text:style-name="Text_20_body"/>
      <text:p text:style-name="Text_20_body">%token IDENTIFIER</text:p>
      <text:p text:style-name="P2"/>
      <text:p text:style-name="Text_20_body">%start <text:span text:style-name="Variable"><text:span text:style-name="T1">GlobalScope</text:span></text:span></text:p>
      <text:p text:style-name="Text_20_body"><text:span text:style-name="Variable"><text:span text:style-name="T1"/></text:span></text:p>
      <text:p text:style-name="Text_20_body"><text:span text:style-name="Variable"><text:span text:style-name="T1">GlobalScope : Scope</text:span></text:span></text:p>
      <text:p text:style-name="Text_20_body"><text:span text:style-name="Variable"><text:span text:style-name="T1"><text:tab/><text:tab/>| <text:s/>ScopeContent /* global scope content */</text:span></text:span></text:p>
      <text:p text:style-name="Text_20_body"><text:span text:style-name="Variable"><text:span text:style-name="T1"><text:tab/><text:tab/>;</text:span></text:span></text:p>
      <text:p text:style-name="Standard"/>
      <text:p text:style-name="Standard">Identifier: IDENTIFIER</text:p>
      <text:p text:style-name="Standard"><text:tab/><text:tab/>| 'package' IDENTIFIER</text:p>
      <text:p text:style-name="Standard"><text:tab/><text:tab/>| 'class' IDENTIFIER</text:p>
      <text:p text:style-name="Standard"><text:tab/><text:tab/>| 'var' IDENTIFIER</text:p>
      <text:p text:style-name="Standard"><text:tab/><text:tab/>| 'function' IDENTIFIER</text:p>
      <text:p text:style-name="Standard"><text:tab/><text:tab/>| 'enum' IDENTIFIER</text:p>
      <text:p text:style-name="Standard"><text:tab/><text:tab/>| 'abstract' IDENTIFIER</text:p>
      <text:p text:style-name="Standard"><text:soft-page-break/><text:tab/><text:tab/>| ' abstract' 'function' IDENTIFIER</text:p>
      <text:p text:style-name="Standard"><text:tab/><text:tab/>;</text:p>
      <text:p text:style-name="Standard"><text:tab/><text:tab/>{ </text:p>
      <text:p text:style-name="Standard"><text:tab/><text:tab/>$&lt;id&gt;$ = addIdentifier($&lt;ctype&gt;1, $&lt;ctype&gt;2); </text:p>
      <text:p text:style-name="Standard"><text:tab/><text:tab/>}</text:p>
      <text:p text:style-name="Standard"/>
      <text:p text:style-name="Standard">Literal: 'null'</text:p>
      <text:p text:style-name="Standard"><text:tab/>| STRING</text:p>
      <text:p text:style-name="Standard"><text:tab/>| INTEGER</text:p>
      <text:p text:style-name="Standard"><text:tab/>| REAL</text:p>
      <text:p text:style-name="Standard"><text:tab/>| 'true'</text:p>
      <text:p text:style-name="Standard"><text:tab/>| 'false'</text:p>
      <text:p text:style-name="Standard"><text:tab/>;</text:p>
      <text:p text:style-name="Standard"/>
      <text:p text:style-name="Standard">/* No assignment operators */</text:p>
      <text:p text:style-name="Standard">BinaryOperator: '+'</text:p>
      <text:p text:style-name="Standard"><text:tab/>| '-'</text:p>
      <text:p text:style-name="Standard"><text:tab/>| '/'</text:p>
      <text:p text:style-name="Standard"><text:tab/>| '*'</text:p>
      <text:p text:style-name="Standard"><text:tab/>;</text:p>
      <text:p text:style-name="Standard"/>
      <text:p text:style-name="Standard">ArgumentSeparator: /* nothing */</text:p>
      <text:p text:style-name="Standard"><text:tab/><text:tab/>| ','</text:p>
      <text:p text:style-name="Standard"><text:tab/><text:tab/>;</text:p>
      <text:p text:style-name="Standard"/>
      <text:p text:style-name="Standard">IdentifierList: Identifier ',' IdentifierList</text:p>
      <text:p text:style-name="Standard"><text:tab/><text:tab/>| Identifier</text:p>
      <text:p text:style-name="Standard"><text:tab/><text:tab/>;</text:p>
      <text:p text:style-name="Standard"/>
      <text:p text:style-name="Standard">DeclarationRequirement: /* nothing */</text:p>
      <text:p text:style-name="Standard"><text:tab/><text:tab/>| ':' IdentifierList</text:p>
      <text:p text:style-name="Standard"><text:tab/><text:tab/>;</text:p>
      <text:p text:style-name="Standard"/>
      <text:p text:style-name="Standard">Value:<text:tab/>Literal</text:p>
      <text:p text:style-name="Standard"><text:tab/><text:tab/>| Literal BinaryOperator Value</text:p>
      <text:p text:style-name="Standard"><text:tab/><text:tab/>| FunctionCall</text:p>
      <text:p text:style-name="Standard"><text:tab/><text:tab/>| FunctionCall BinaryOperator Value</text:p>
      <text:p text:style-name="Standard"><text:tab/><text:tab/>;</text:p>
      <text:p text:style-name="Standard"/>
      <text:p text:style-name="Standard">Assignment: /* <text:s/>nothing *</text:p>
      <text:p text:style-name="Standard"><text:tab/><text:tab/>| '=' Value</text:p>
      <text:p text:style-name="Standard"><text:tab/><text:tab/>;</text:p>
      <text:p text:style-name="Standard"/>
      <text:p text:style-name="Standard">VarDeclaration: Identifier Identifier Assignment <text:s/>DeclarationRequirement ';'</text:p>
      <text:p text:style-name="Standard"><text:tab/><text:tab/>| 'var' Identifier Identifier Assignment <text:s/>DeclarationRequirement ';'</text:p>
      <text:p text:style-name="Standard"><text:tab/><text:tab/>;</text:p>
      <text:p text:style-name="Standard"/>
      <text:p text:style-name="Standard">FunctionParameters: /* nothing */</text:p>
      <text:p text:style-name="Standard"><text:tab/><text:tab/>| <text:s/>Identifier Identifier ArgumentSeparator</text:p>
      <text:p text:style-name="Standard"><text:tab/><text:tab/>;</text:p>
      <text:p text:style-name="Standard"/>
      <text:p text:style-name="Standard">FunctionDeclaration: Identifier Identifier '(' FunctionParameters ')'</text:p>
      <text:p text:style-name="Standard"><text:soft-page-break/><text:tab/><text:tab/>| 'function' Identifier Identifier '(' FunctionParameters ')'</text:p>
      <text:p text:style-name="Standard"><text:tab/><text:tab/>;</text:p>
      <text:p text:style-name="Standard"/>
      <text:p text:style-name="Standard">ScopeContent: /* nothing */</text:p>
      <text:p text:style-name="Standard"><text:tab/><text:tab/>| Scope</text:p>
      <text:p text:style-name="Standard"><text:tab/><text:tab/>;</text:p>
      <text:p text:style-name="Standard"/>
      <text:p text:style-name="Standard">ScopeIdentifier: /* nothing, unnamed scope */</text:p>
      <text:p text:style-name="Standard"><text:tab/><text:tab/>|Identifier</text:p>
      <text:p text:style-name="Standard"><text:tab/><text:tab/>| FunctionDeclaration</text:p>
      <text:p text:style-name="Standard"><text:tab/><text:tab/>| VarDeclaration</text:p>
      <text:p text:style-name="Standard"><text:tab/><text:tab/>;</text:p>
      <text:p text:style-name="Standard"/>
      <text:p text:style-name="Standard">Scope: 'ScopeIdentifier '{' ScopeContent '}'</text:p>
      <text:p text:style-name="Standard"><text:tab/><text:tab/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5T10:22:46.57</meta:creation-date>
    <meta:generator>OpenOffice.org/3.1$Win32 OpenOffice.org_project/310m11$Build-9399</meta:generator>
    <dc:date>2010-06-15T11:02:25.85</dc:date>
    <meta:editing-duration>PT00H39M19S</meta:editing-duration>
    <meta:editing-cycles>37</meta:editing-cycles>
    <meta:document-statistic meta:table-count="0" meta:image-count="0" meta:object-count="0" meta:page-count="3" meta:paragraph-count="85" meta:word-count="289" meta:character-count="2248"/>
  </office:meta>
</office:document-meta>
</file>